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2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0.827568144165" calcext:value-type="float">
            <text:p>30.827568144165</text:p>
          </table:table-cell>
          <table:table-cell office:value-type="float" office:value="17.6086860502207" calcext:value-type="float">
            <text:p>17.6086860502207</text:p>
          </table:table-cell>
          <table:table-cell office:value-type="float" office:value="13.2188820939442" calcext:value-type="float">
            <text:p>13.2188820939442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0.5645465673824" calcext:value-type="float">
            <text:p>30.5645465673824</text:p>
          </table:table-cell>
          <table:table-cell table:style-name="ce7" office:value-type="float" office:value="17.4829449429191" calcext:value-type="float">
            <text:p>17.4829449429191</text:p>
          </table:table-cell>
          <table:table-cell table:style-name="ce7" office:value-type="float" office:value="13.0816016244633" calcext:value-type="float">
            <text:p>13.081601624463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9.1813134611117" calcext:value-type="float">
            <text:p>19.1813134611117</text:p>
          </table:table-cell>
          <table:table-cell office:value-type="float" office:value="8.27453933615941" calcext:value-type="float">
            <text:p>8.27453933615941</text:p>
          </table:table-cell>
          <table:table-cell office:value-type="float" office:value="10.9067741249523" calcext:value-type="float">
            <text:p>10.9067741249523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19.1422306135316" calcext:value-type="float">
            <text:p>19.1422306135316</text:p>
          </table:table-cell>
          <table:table-cell table:style-name="ce7" office:value-type="float" office:value="8.15074748469959" calcext:value-type="float">
            <text:p>8.15074748469959</text:p>
          </table:table-cell>
          <table:table-cell table:style-name="ce7" office:value-type="float" office:value="10.991483128832" calcext:value-type="float">
            <text:p>10.991483128832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36.1193282580934" calcext:value-type="float">
            <text:p>36.1193282580934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64.4223967229482" calcext:value-type="float">
            <text:p>64.422396722948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3060070679124" calcext:value-type="float">
            <text:p>0.9030600706791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22673963044" calcext:value-type="float">
            <text:p>0.959422673963044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269522509728" calcext:value-type="float">
            <text:p>1.56E-05</text:p>
          </table:table-cell>
          <table:table-cell office:value-type="float" office:value="0.214112725074544" calcext:value-type="float">
            <text:p>0.214112725074544</text:p>
          </table:table-cell>
          <table:table-cell office:value-type="float" office:value="0.174739143053884" calcext:value-type="float">
            <text:p>0.174739143053884</text:p>
          </table:table-cell>
          <table:table-cell office:value-type="float" office:value="0.999826335810153" calcext:value-type="float">
            <text:p>0.999826335810153</text:p>
          </table:table-cell>
          <table:table-cell office:value-type="float" office:value="0.265401306129716" calcext:value-type="float">
            <text:p>0.265401306129716</text:p>
          </table:table-cell>
          <table:table-cell office:value-type="float" office:value="0.041170564205769" calcext:value-type="float">
            <text:p>0.041170564205769</text:p>
          </table:table-cell>
          <table:table-cell office:value-type="float" office:value="0.0293595081520032" calcext:value-type="float">
            <text:p>0.029359508152003</text:p>
          </table:table-cell>
          <table:table-cell office:value-type="float" office:value="0.520642067646407" calcext:value-type="float">
            <text:p>0.520642067646407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4535519558266" calcext:value-type="float">
            <text:p>8.25E-06</text:p>
          </table:table-cell>
          <table:table-cell table:style-name="ce7" office:value-type="float" office:value="0.197357403900823" calcext:value-type="float">
            <text:p>0.197357403900823</text:p>
          </table:table-cell>
          <table:table-cell table:style-name="ce7" office:value-type="float" office:value="0.186891815279561" calcext:value-type="float">
            <text:p>0.186891815279561</text:p>
          </table:table-cell>
          <table:table-cell table:style-name="ce7" office:value-type="float" office:value="0.999908362909807" calcext:value-type="float">
            <text:p>0.999908362909807</text:p>
          </table:table-cell>
          <table:table-cell table:style-name="ce7" office:value-type="float" office:value="0.268071036739459" calcext:value-type="float">
            <text:p>0.268071036739459</text:p>
          </table:table-cell>
          <table:table-cell table:style-name="ce7" office:value-type="float" office:value="0.0414989642131439" calcext:value-type="float">
            <text:p>0.041498964213144</text:p>
          </table:table-cell>
          <table:table-cell table:style-name="ce7" office:value-type="float" office:value="0.0295302501995542" calcext:value-type="float">
            <text:p>0.029530250199554</text:p>
          </table:table-cell>
          <table:table-cell table:style-name="ce25" office:value-type="float" office:value="0.52545222093243" calcext:value-type="float">
            <text:p>0.5254522209324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16273095.3727" calcext:value-type="float">
            <text:p>11416273095.3727</text:p>
          </table:table-cell>
          <table:table-cell office:value-type="float" office:value="178401.554545455" calcext:value-type="float">
            <text:p>178401.554545455</text:p>
          </table:table-cell>
          <table:table-cell office:value-type="float" office:value="2444369342.64545" calcext:value-type="float">
            <text:p>2444369342.64545</text:p>
          </table:table-cell>
          <table:table-cell office:value-type="float" office:value="1994869777.55455" calcext:value-type="float">
            <text:p>1994869777.55455</text:p>
          </table:table-cell>
          <table:table-cell office:value-type="float" office:value="11414290497.5546" calcext:value-type="float">
            <text:p>11414290497.5546</text:p>
          </table:table-cell>
          <table:table-cell office:value-type="float" office:value="3029893790.64545" calcext:value-type="float">
            <text:p>3029893790.64545</text:p>
          </table:table-cell>
          <table:table-cell office:value-type="float" office:value="470014404.463636" calcext:value-type="float">
            <text:p>470014404.463636</text:p>
          </table:table-cell>
          <table:table-cell office:value-type="float" office:value="335176163.009091" calcext:value-type="float">
            <text:p>335176163.009091</text:p>
          </table:table-cell>
          <table:table-cell office:value-type="float" office:value="5943792029.19091" calcext:value-type="float">
            <text:p>5943792029.19091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32907844.4636" calcext:value-type="float">
            <text:p>21632907844.4636</text:p>
          </table:table-cell>
          <table:table-cell table:style-name="ce7" office:value-type="float" office:value="178371.009090909" calcext:value-type="float">
            <text:p>178371.009090909</text:p>
          </table:table-cell>
          <table:table-cell table:style-name="ce7" office:value-type="float" office:value="4269414531.00909" calcext:value-type="float">
            <text:p>4269414531.00909</text:p>
          </table:table-cell>
          <table:table-cell table:style-name="ce7" office:value-type="float" office:value="4043013416.82727" calcext:value-type="float">
            <text:p>4043013416.82727</text:p>
          </table:table-cell>
          <table:table-cell table:style-name="ce7" office:value-type="float" office:value="21630925467.7364" calcext:value-type="float">
            <text:p>21630925467.7364</text:p>
          </table:table-cell>
          <table:table-cell table:style-name="ce7" office:value-type="float" office:value="5799156033.55455" calcext:value-type="float">
            <text:p>5799156033.55455</text:p>
          </table:table-cell>
          <table:table-cell table:style-name="ce7" office:value-type="float" office:value="897743268.463636" calcext:value-type="float">
            <text:p>897743268.463636</text:p>
          </table:table-cell>
          <table:table-cell table:style-name="ce7" office:value-type="float" office:value="638825181.190909" calcext:value-type="float">
            <text:p>638825181.190909</text:p>
          </table:table-cell>
          <table:table-cell table:style-name="ce25" office:value-type="float" office:value="11367059472.1" calcext:value-type="float">
            <text:p>11367059472.1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064176.1" calcext:value-type="float">
            <text:p>8558064176.1</text:p>
          </table:table-cell>
          <table:table-cell office:value-type="float" office:value="24845.1909090909" calcext:value-type="float">
            <text:p>24845.1909090909</text:p>
          </table:table-cell>
          <table:table-cell office:value-type="float" office:value="1726849006.64545" calcext:value-type="float">
            <text:p>1726849006.64545</text:p>
          </table:table-cell>
          <table:table-cell office:value-type="float" office:value="1397312820.46364" calcext:value-type="float">
            <text:p>1397312820.46364</text:p>
          </table:table-cell>
          <table:table-cell office:value-type="float" office:value="8557788903.37273" calcext:value-type="float">
            <text:p>8557788903.37273</text:p>
          </table:table-cell>
          <table:table-cell office:value-type="float" office:value="2370074789.91818" calcext:value-type="float">
            <text:p>2370074789.91818</text:p>
          </table:table-cell>
          <table:table-cell office:value-type="float" office:value="369192235.736364" calcext:value-type="float">
            <text:p>369192235.736364</text:p>
          </table:table-cell>
          <table:table-cell office:value-type="float" office:value="249956026.281818" calcext:value-type="float">
            <text:p>249956026.281818</text:p>
          </table:table-cell>
          <table:table-cell office:value-type="float" office:value="4640542273.55455" calcext:value-type="float">
            <text:p>4640542273.55455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1743857.5545" calcext:value-type="float">
            <text:p>16391743857.5545</text:p>
          </table:table-cell>
          <table:table-cell table:style-name="ce7" office:value-type="float" office:value="24721.5545454545" calcext:value-type="float">
            <text:p>24721.5545454545</text:p>
          </table:table-cell>
          <table:table-cell table:style-name="ce7" office:value-type="float" office:value="3046882474.28182" calcext:value-type="float">
            <text:p>3046882474.28182</text:p>
          </table:table-cell>
          <table:table-cell table:style-name="ce7" office:value-type="float" office:value="2866590600.82727" calcext:value-type="float">
            <text:p>2866590600.82727</text:p>
          </table:table-cell>
          <table:table-cell table:style-name="ce7" office:value-type="float" office:value="16391469944.8273" calcext:value-type="float">
            <text:p>16391469944.8273</text:p>
          </table:table-cell>
          <table:table-cell table:style-name="ce7" office:value-type="float" office:value="4579002314.28182" calcext:value-type="float">
            <text:p>4579002314.28182</text:p>
          </table:table-cell>
          <table:table-cell table:style-name="ce7" office:value-type="float" office:value="712265079.372727" calcext:value-type="float">
            <text:p>712265079.372727</text:p>
          </table:table-cell>
          <table:table-cell table:style-name="ce7" office:value-type="float" office:value="481521169.554546" calcext:value-type="float">
            <text:p>481521169.554546</text:p>
          </table:table-cell>
          <table:table-cell table:style-name="ce25" office:value-type="float" office:value="8961642324.46364" calcext:value-type="float">
            <text:p>8961642324.46364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0958229095562" calcext:value-type="float">
            <text:p>0.690958229095562</text:p>
          </table:table-cell>
          <table:table-cell office:value-type="string" calcext:value-type="string">
            <text:p>NC</text:p>
          </table:table-cell>
          <table:table-cell office:value-type="float" office:value="0.708041303281994" calcext:value-type="float">
            <text:p>0.708041303281994</text:p>
          </table:table-cell>
          <table:table-cell office:value-type="float" office:value="0.703178207320608" calcext:value-type="float">
            <text:p>0.703178207320608</text:p>
          </table:table-cell>
          <table:table-cell office:value-type="float" office:value="0.750672433797128" calcext:value-type="float">
            <text:p>0.750672433797128</text:p>
          </table:table-cell>
          <table:table-cell office:value-type="float" office:value="0.78343457920721" calcext:value-type="float">
            <text:p>0.78343457920721</text:p>
          </table:table-cell>
          <table:table-cell office:value-type="float" office:value="0.786713573116502" calcext:value-type="float">
            <text:p>0.786713573116502</text:p>
          </table:table-cell>
          <table:table-cell office:value-type="float" office:value="0.746701388858069" calcext:value-type="float">
            <text:p>0.746701388858069</text:p>
          </table:table-cell>
          <table:table-cell office:value-type="float" office:value="0.781982061173131" calcext:value-type="float">
            <text:p>0.781982061173131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285667119717" calcext:value-type="float">
            <text:p>0.737285667119717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4497291402403" calcext:value-type="float">
            <text:p>0.714497291402403</text:p>
          </table:table-cell>
          <table:table-cell table:style-name="ce7" office:value-type="float" office:value="0.709470796406451" calcext:value-type="float">
            <text:p>0.709470796406451</text:p>
          </table:table-cell>
          <table:table-cell table:style-name="ce7" office:value-type="float" office:value="0.758127295709241" calcext:value-type="float">
            <text:p>0.758127295709241</text:p>
          </table:table-cell>
          <table:table-cell table:style-name="ce7" office:value-type="float" office:value="0.790120260142944" calcext:value-type="float">
            <text:p>0.790120260142944</text:p>
          </table:table-cell>
          <table:table-cell table:style-name="ce7" office:value-type="float" office:value="0.793776847709551" calcext:value-type="float">
            <text:p>0.793776847709551</text:p>
          </table:table-cell>
          <table:table-cell table:style-name="ce7" office:value-type="float" office:value="0.754010655362977" calcext:value-type="float">
            <text:p>0.754010655362977</text:p>
          </table:table-cell>
          <table:table-cell table:style-name="ce25" office:value-type="float" office:value="0.788807353132281" calcext:value-type="float">
            <text:p>0.788807353132281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3" calcext:value-type="float">
            <text:p>1.583</text:p>
          </table:table-cell>
          <table:table-cell office:value-type="float" office:value="3.68" calcext:value-type="float">
            <text:p>3.68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448" calcext:value-type="float">
            <text:p>1.448</text:p>
          </table:table-cell>
          <table:table-cell table:style-name="ce19" office:value-type="float" office:value="3.368" calcext:value-type="float">
            <text:p>3.368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5" calcext:value-type="float">
            <text:p>3.165</text:p>
          </table:table-cell>
          <table:table-cell office:value-type="float" office:value="3.68" calcext:value-type="float">
            <text:p>3.68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2.896" calcext:value-type="float">
            <text:p>2.896</text:p>
          </table:table-cell>
          <table:table-cell office:value-type="float" office:value="3.368" calcext:value-type="float">
            <text:p>3.368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04" calcext:value-type="float">
            <text:p>63.304</text:p>
          </table:table-cell>
          <table:table-cell office:value-type="float" office:value="73.609" calcext:value-type="float">
            <text:p>73.609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57.928" calcext:value-type="float">
            <text:p>57.928</text:p>
          </table:table-cell>
          <table:table-cell table:style-name="ce20" office:value-type="float" office:value="67.358" calcext:value-type="float">
            <text:p>67.358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14.12" calcext:value-type="float">
            <text:p>14.12</text:p>
          </table:table-cell>
          <table:table-cell table:number-columns-repeated="9"/>
          <table:table-cell table:style-name="ce16" office:value-type="string" calcext:value-type="string">
            <text:p>dpu decoding throughput (seq/sec/DPU) </text:p>
          </table:table-cell>
          <table:table-cell table:style-name="ce21" office:value-type="float" office:value="7.917" calcext:value-type="float">
            <text:p>7.917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2.4973743978318" calcext:value-type="float">
            <text:p>32.4973743978318</text:p>
          </table:table-cell>
          <table:table-cell office:value-type="float" office:value="18.8627355050633" calcext:value-type="float">
            <text:p>18.8627355050633</text:p>
          </table:table-cell>
          <table:table-cell office:value-type="float" office:value="13.6346388927684" calcext:value-type="float">
            <text:p>13.6346388927684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1.8587712190365" calcext:value-type="float">
            <text:p>31.8587712190365</text:p>
          </table:table-cell>
          <table:table-cell office:value-type="float" office:value="18.6662776830265" calcext:value-type="float">
            <text:p>18.6662776830265</text:p>
          </table:table-cell>
          <table:table-cell office:value-type="float" office:value="13.19249353601" calcext:value-type="float">
            <text:p>13.1924935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8.7796392523675" calcext:value-type="float">
            <text:p>18.7796392523675</text:p>
          </table:table-cell>
          <table:table-cell table:style-name="ce1" office:value-type="float" office:value="9.0077039427712" calcext:value-type="float">
            <text:p>9.01E+00</text:p>
          </table:table-cell>
          <table:table-cell office:value-type="float" office:value="9.77193530959628" calcext:value-type="float">
            <text:p>9.7719353095962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18.7967780256835" calcext:value-type="float">
            <text:p>18.7967780256835</text:p>
          </table:table-cell>
          <table:table-cell office:value-type="float" office:value="8.79707200889599" calcext:value-type="float">
            <text:p>8.79707200889599</text:p>
          </table:table-cell>
          <table:table-cell office:value-type="float" office:value="9.99970601678749" calcext:value-type="float">
            <text:p>9.999706016787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0.0966169129824" calcext:value-type="float">
            <text:p>10.0966169129824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6.5450009900378" calcext:value-type="float">
            <text:p>16.545000990037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931752293988" calcext:value-type="float">
            <text:p>0.862931752293988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2129739276205" calcext:value-type="float">
            <text:p>0.872129739276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4953850374715" calcext:value-type="float">
            <text:p>5.85E-05</text:p>
          </table:table-cell>
          <table:table-cell office:value-type="float" office:value="0.27632497603663" calcext:value-type="float">
            <text:p>0.27632497603663</text:p>
          </table:table-cell>
          <table:table-cell office:value-type="float" office:value="0.169103294443416" calcext:value-type="float">
            <text:p>0.169103294443416</text:p>
          </table:table-cell>
          <table:table-cell office:value-type="float" office:value="0.999349911460424" calcext:value-type="float">
            <text:p>0.999349911460424</text:p>
          </table:table-cell>
          <table:table-cell office:value-type="float" office:value="0.237065515224974" calcext:value-type="float">
            <text:p>0.237065515224974</text:p>
          </table:table-cell>
          <table:table-cell office:value-type="float" office:value="0.0368103355476374" calcext:value-type="float">
            <text:p>0.036810335547637</text:p>
          </table:table-cell>
          <table:table-cell office:value-type="float" office:value="0.0270323128530397" calcext:value-type="float">
            <text:p>0.02703231285304</text:p>
          </table:table-cell>
          <table:table-cell office:value-type="float" office:value="0.465102699344204" calcext:value-type="float">
            <text:p>0.46510269934420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313790613464" calcext:value-type="float">
            <text:p>3.53E-05</text:p>
          </table:table-cell>
          <table:table-cell office:value-type="float" office:value="0.240992560460812" calcext:value-type="float">
            <text:p>0.240992560460812</text:p>
          </table:table-cell>
          <table:table-cell office:value-type="float" office:value="0.191484728675284" calcext:value-type="float">
            <text:p>0.191484728675284</text:p>
          </table:table-cell>
          <table:table-cell office:value-type="float" office:value="0.999607362042626" calcext:value-type="float">
            <text:p>0.999607362042626</text:p>
          </table:table-cell>
          <table:table-cell office:value-type="float" office:value="0.244595496507899" calcext:value-type="float">
            <text:p>0.244595496507899</text:p>
          </table:table-cell>
          <table:table-cell office:value-type="float" office:value="0.0376910651130473" calcext:value-type="float">
            <text:p>0.037691065113047</text:p>
          </table:table-cell>
          <table:table-cell office:value-type="float" office:value="0.0274594665973896" calcext:value-type="float">
            <text:p>0.02745946659739</text:p>
          </table:table-cell>
          <table:table-cell office:value-type="float" office:value="0.478814911274083" calcext:value-type="float">
            <text:p>0.47881491127408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9441963.73636" calcext:value-type="float">
            <text:p>3049441963.73636</text:p>
          </table:table-cell>
          <table:table-cell office:value-type="float" office:value="178378.281818182" calcext:value-type="float">
            <text:p>178378.281818182</text:p>
          </table:table-cell>
          <table:table-cell office:value-type="float" office:value="842636977.554546" calcext:value-type="float">
            <text:p>842636977.554546</text:p>
          </table:table-cell>
          <table:table-cell office:value-type="float" office:value="515670682.281818" calcext:value-type="float">
            <text:p>515670682.281818</text:p>
          </table:table-cell>
          <table:table-cell office:value-type="float" office:value="3047459556.46364" calcext:value-type="float">
            <text:p>3047459556.46364</text:p>
          </table:table-cell>
          <table:table-cell office:value-type="float" office:value="722917530.281818" calcext:value-type="float">
            <text:p>722917530.281818</text:p>
          </table:table-cell>
          <table:table-cell office:value-type="float" office:value="112250981.918182" calcext:value-type="float">
            <text:p>112250981.918182</text:p>
          </table:table-cell>
          <table:table-cell office:value-type="float" office:value="82433469.1909091" calcext:value-type="float">
            <text:p>82433469.1909091</text:p>
          </table:table-cell>
          <table:table-cell office:value-type="float" office:value="1418303688.82727" calcext:value-type="float">
            <text:p>1418303688.82727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50285589.91818" calcext:value-type="float">
            <text:p>5050285589.91818</text:p>
          </table:table-cell>
          <table:table-cell office:value-type="float" office:value="178433.554545455" calcext:value-type="float">
            <text:p>178433.554545455</text:p>
          </table:table-cell>
          <table:table-cell office:value-type="float" office:value="1217081255.37273" calcext:value-type="float">
            <text:p>1217081255.37273</text:p>
          </table:table-cell>
          <table:table-cell office:value-type="float" office:value="967052565.918182" calcext:value-type="float">
            <text:p>967052565.918182</text:p>
          </table:table-cell>
          <table:table-cell office:value-type="float" office:value="5048302656.1" calcext:value-type="float">
            <text:p>5048302656.1</text:p>
          </table:table-cell>
          <table:table-cell office:value-type="float" office:value="1235277111.37273" calcext:value-type="float">
            <text:p>1235277111.37273</text:p>
          </table:table-cell>
          <table:table-cell office:value-type="float" office:value="190350643.009091" calcext:value-type="float">
            <text:p>190350643.009091</text:p>
          </table:table-cell>
          <table:table-cell office:value-type="float" office:value="138678148.463636" calcext:value-type="float">
            <text:p>138678148.463636</text:p>
          </table:table-cell>
          <table:table-cell office:value-type="float" office:value="2418152046.64545" calcext:value-type="float">
            <text:p>2418152046.64545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3049432.82727" calcext:value-type="float">
            <text:p>2153049432.82727</text:p>
          </table:table-cell>
          <table:table-cell office:value-type="float" office:value="24613.9181818182" calcext:value-type="float">
            <text:p>24613.9181818182</text:p>
          </table:table-cell>
          <table:table-cell office:value-type="float" office:value="560228545.554546" calcext:value-type="float">
            <text:p>560228545.554546</text:p>
          </table:table-cell>
          <table:table-cell office:value-type="float" office:value="337790003.009091" calcext:value-type="float">
            <text:p>337790003.009091</text:p>
          </table:table-cell>
          <table:table-cell office:value-type="float" office:value="2152776711.37273" calcext:value-type="float">
            <text:p>2152776711.37273</text:p>
          </table:table-cell>
          <table:table-cell office:value-type="float" office:value="540018026.281818" calcext:value-type="float">
            <text:p>540018026.281818</text:p>
          </table:table-cell>
          <table:table-cell office:value-type="float" office:value="84226893.1909091" calcext:value-type="float">
            <text:p>84226893.1909091</text:p>
          </table:table-cell>
          <table:table-cell office:value-type="float" office:value="58156053.9181818" calcext:value-type="float">
            <text:p>58156053.9181818</text:p>
          </table:table-cell>
          <table:table-cell office:value-type="float" office:value="1056849035.73636" calcext:value-type="float">
            <text:p>1056849035.73636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459813.91818" calcext:value-type="float">
            <text:p>3613459813.91818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820617646.645455" calcext:value-type="float">
            <text:p>820617646.645455</text:p>
          </table:table-cell>
          <table:table-cell office:value-type="float" office:value="643746163.009091" calcext:value-type="float">
            <text:p>643746163.009091</text:p>
          </table:table-cell>
          <table:table-cell office:value-type="float" office:value="3613181997.19091" calcext:value-type="float">
            <text:p>3613181997.19091</text:p>
          </table:table-cell>
          <table:table-cell office:value-type="float" office:value="931209317.918182" calcext:value-type="float">
            <text:p>931209317.918182</text:p>
          </table:table-cell>
          <table:table-cell office:value-type="float" office:value="144192744.827273" calcext:value-type="float">
            <text:p>144192744.827273</text:p>
          </table:table-cell>
          <table:table-cell office:value-type="float" office:value="99050906.2818182" calcext:value-type="float">
            <text:p>99050906.2818182</text:p>
          </table:table-cell>
          <table:table-cell office:value-type="float" office:value="1819226499.00909" calcext:value-type="float">
            <text:p>1819226499.00909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349059130571" calcext:value-type="float">
            <text:p>0.622349059130571</text:p>
          </table:table-cell>
          <table:table-cell office:value-type="string" calcext:value-type="string">
            <text:p>NC</text:p>
          </table:table-cell>
          <table:table-cell office:value-type="float" office:value="0.668686935312288" calcext:value-type="float">
            <text:p>0.668686935312288</text:p>
          </table:table-cell>
          <table:table-cell office:value-type="float" office:value="0.666782443666569" calcext:value-type="float">
            <text:p>0.666782443666569</text:p>
          </table:table-cell>
          <table:table-cell office:value-type="float" office:value="0.707982713718391" calcext:value-type="float">
            <text:p>0.707982713718391</text:p>
          </table:table-cell>
          <table:table-cell office:value-type="float" office:value="0.749929974139016" calcext:value-type="float">
            <text:p>0.749929974139016</text:p>
          </table:table-cell>
          <table:table-cell office:value-type="float" office:value="0.753444545997427" calcext:value-type="float">
            <text:p>0.753444545997427</text:p>
          </table:table-cell>
          <table:table-cell office:value-type="float" office:value="0.707425387032718" calcext:value-type="float">
            <text:p>0.707425387032718</text:p>
          </table:table-cell>
          <table:table-cell office:value-type="float" office:value="0.748183975214239" calcext:value-type="float">
            <text:p>0.748183975214239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8896352061583" calcext:value-type="float">
            <text:p>0.638896352061583</text:p>
          </table:table-cell>
          <table:table-cell office:value-type="string" calcext:value-type="string">
            <text:p>NC</text:p>
          </table:table-cell>
          <table:table-cell office:value-type="float" office:value="0.686115723444482" calcext:value-type="float">
            <text:p>0.686115723444482</text:p>
          </table:table-cell>
          <table:table-cell office:value-type="float" office:value="0.678046544560714" calcext:value-type="float">
            <text:p>0.678046544560714</text:p>
          </table:table-cell>
          <table:table-cell office:value-type="float" office:value="0.717365035744044" calcext:value-type="float">
            <text:p>0.717365035744044</text:p>
          </table:table-cell>
          <table:table-cell office:value-type="float" office:value="0.756652796973163" calcext:value-type="float">
            <text:p>0.756652796973163</text:p>
          </table:table-cell>
          <table:table-cell office:value-type="float" office:value="0.760501123647361" calcext:value-type="float">
            <text:p>0.760501123647361</text:p>
          </table:table-cell>
          <table:table-cell office:value-type="float" office:value="0.716210603400382" calcext:value-type="float">
            <text:p>0.716210603400382</text:p>
          </table:table-cell>
          <table:table-cell office:value-type="float" office:value="0.755199241463642" calcext:value-type="float">
            <text:p>0.755199241463642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1" calcext:value-type="float">
            <text:p>0.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574" calcext:value-type="float">
            <text:p>2.574</text:p>
          </table:table-cell>
          <table:table-cell office:value-type="float" office:value="5.985" calcext:value-type="float">
            <text:p>5.985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1.987" calcext:value-type="float">
            <text:p>1.987</text:p>
          </table:table-cell>
          <table:table-cell office:value-type="float" office:value="4.62" calcext:value-type="float">
            <text:p>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148" calcext:value-type="float">
            <text:p>5.148</text:p>
          </table:table-cell>
          <table:table-cell office:value-type="float" office:value="5.985" calcext:value-type="float">
            <text:p>5.985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3.973" calcext:value-type="float">
            <text:p>3.973</text:p>
          </table:table-cell>
          <table:table-cell office:value-type="float" office:value="4.62" calcext:value-type="float">
            <text:p>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2.95" calcext:value-type="float">
            <text:p>102.95</text:p>
          </table:table-cell>
          <table:table-cell office:value-type="float" office:value="119.71" calcext:value-type="float">
            <text:p>119.71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79.466" calcext:value-type="float">
            <text:p>79.466</text:p>
          </table:table-cell>
          <table:table-cell office:value-type="float" office:value="92.402" calcext:value-type="float">
            <text:p>92.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50.512" calcext:value-type="float">
            <text:p>50.512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0.825" calcext:value-type="float">
            <text:p>30.82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3.4080692798988" calcext:value-type="float">
            <text:p>33.4080692798988</text:p>
          </table:table-cell>
          <table:table-cell office:value-type="float" office:value="19.1936587078199" calcext:value-type="float">
            <text:p>19.1936587078199</text:p>
          </table:table-cell>
          <table:table-cell office:value-type="float" office:value="14.2144105720789" calcext:value-type="float">
            <text:p>14.214410572078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2.9938397240582" calcext:value-type="float">
            <text:p>32.9938397240582</text:p>
          </table:table-cell>
          <table:table-cell office:value-type="float" office:value="19.0823883818836" calcext:value-type="float">
            <text:p>19.0823883818836</text:p>
          </table:table-cell>
          <table:table-cell office:value-type="float" office:value="13.9114513421746" calcext:value-type="float">
            <text:p>13.9114513421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8.4766144940891" calcext:value-type="float">
            <text:p>18.4766144940891</text:p>
          </table:table-cell>
          <table:table-cell table:style-name="ce1" office:value-type="float" office:value="9.27760521526497" calcext:value-type="float">
            <text:p>9.28E+00</text:p>
          </table:table-cell>
          <table:table-cell office:value-type="float" office:value="9.19900927882412" calcext:value-type="float">
            <text:p>9.19900927882412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18.5944718511543" calcext:value-type="float">
            <text:p>18.5944718511543</text:p>
          </table:table-cell>
          <table:table-cell table:style-name="ce1" office:value-type="float" office:value="9.13900413735259" calcext:value-type="float">
            <text:p>9.14E+00</text:p>
          </table:table-cell>
          <table:table-cell office:value-type="float" office:value="9.45546771380174" calcext:value-type="float">
            <text:p>9.455467713801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5.3169550918974" calcext:value-type="float">
            <text:p>5.3169550918974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7.16655488999095" calcext:value-type="float">
            <text:p>7.16655488999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425319569087" calcext:value-type="float">
            <text:p>0.98942531956908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253828201586" calcext:value-type="float">
            <text:p>0.941253828201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69054738308133" calcext:value-type="float">
            <text:p>9.69E-05</text:p>
          </table:table-cell>
          <table:table-cell office:value-type="float" office:value="0.314316370446423" calcext:value-type="float">
            <text:p>0.314316370446423</text:p>
          </table:table-cell>
          <table:table-cell office:value-type="float" office:value="0.156647705900428" calcext:value-type="float">
            <text:p>0.156647705900428</text:p>
          </table:table-cell>
          <table:table-cell office:value-type="float" office:value="0.998922998907411" calcext:value-type="float">
            <text:p>0.998922998907411</text:p>
          </table:table-cell>
          <table:table-cell office:value-type="float" office:value="0.225237447785975" calcext:value-type="float">
            <text:p>0.225237447785975</text:p>
          </table:table-cell>
          <table:table-cell office:value-type="float" office:value="0.0345899814905047" calcext:value-type="float">
            <text:p>0.034589981490505</text:p>
          </table:table-cell>
          <table:table-cell office:value-type="float" office:value="0.0258773833201965" calcext:value-type="float">
            <text:p>0.025877383320197</text:p>
          </table:table-cell>
          <table:table-cell office:value-type="float" office:value="0.438926257773495" calcext:value-type="float">
            <text:p>0.438926257773495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5674291971144" calcext:value-type="float">
            <text:p>7.56E-05</text:p>
          </table:table-cell>
          <table:table-cell office:value-type="float" office:value="0.286560812911119" calcext:value-type="float">
            <text:p>0.286560812911119</text:p>
          </table:table-cell>
          <table:table-cell office:value-type="float" office:value="0.173244322239636" calcext:value-type="float">
            <text:p>0.173244322239636</text:p>
          </table:table-cell>
          <table:table-cell office:value-type="float" office:value="0.999160193902856" calcext:value-type="float">
            <text:p>0.999160193902856</text:p>
          </table:table-cell>
          <table:table-cell office:value-type="float" office:value="0.230067252567198" calcext:value-type="float">
            <text:p>0.230067252567198</text:p>
          </table:table-cell>
          <table:table-cell office:value-type="float" office:value="0.0355599766150277" calcext:value-type="float">
            <text:p>0.035559976615028</text:p>
          </table:table-cell>
          <table:table-cell office:value-type="float" office:value="0.0264047144954312" calcext:value-type="float">
            <text:p>0.026404714495431</text:p>
          </table:table-cell>
          <table:table-cell office:value-type="float" office:value="0.450191652715442" calcext:value-type="float">
            <text:p>0.450191652715442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41255496.82727" calcext:value-type="float">
            <text:p>1841255496.82727</text:p>
          </table:table-cell>
          <table:table-cell office:value-type="float" office:value="178427.736363636" calcext:value-type="float">
            <text:p>178427.736363636</text:p>
          </table:table-cell>
          <table:table-cell office:value-type="float" office:value="578736744.827273" calcext:value-type="float">
            <text:p>578736744.827273</text:p>
          </table:table-cell>
          <table:table-cell office:value-type="float" office:value="288428449.554545" calcext:value-type="float">
            <text:p>288428449.554545</text:p>
          </table:table-cell>
          <table:table-cell office:value-type="float" office:value="1839272462.64545" calcext:value-type="float">
            <text:p>1839272462.64545</text:p>
          </table:table-cell>
          <table:table-cell office:value-type="float" office:value="414719688.827273" calcext:value-type="float">
            <text:p>414719688.827273</text:p>
          </table:table-cell>
          <table:table-cell office:value-type="float" office:value="63688993.5545455" calcext:value-type="float">
            <text:p>63688993.5545455</text:p>
          </table:table-cell>
          <table:table-cell office:value-type="float" office:value="47646874.2818182" calcext:value-type="float">
            <text:p>47646874.2818182</text:p>
          </table:table-cell>
          <table:table-cell office:value-type="float" office:value="808175384.827273" calcext:value-type="float">
            <text:p>808175384.827273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60941528.82727" calcext:value-type="float">
            <text:p>2360941528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676553323.736364" calcext:value-type="float">
            <text:p>676553323.736364</text:p>
          </table:table-cell>
          <table:table-cell office:value-type="float" office:value="409019715.009091" calcext:value-type="float">
            <text:p>409019715.009091</text:p>
          </table:table-cell>
          <table:table-cell office:value-type="float" office:value="2358958795.73636" calcext:value-type="float">
            <text:p>2358958795.73636</text:p>
          </table:table-cell>
          <table:table-cell office:value-type="float" office:value="543175331.009091" calcext:value-type="float">
            <text:p>543175331.009091</text:p>
          </table:table-cell>
          <table:table-cell office:value-type="float" office:value="83955025.5545455" calcext:value-type="float">
            <text:p>83955025.5545455</text:p>
          </table:table-cell>
          <table:table-cell office:value-type="float" office:value="62339987.0090909" calcext:value-type="float">
            <text:p>62339987.0090909</text:p>
          </table:table-cell>
          <table:table-cell office:value-type="float" office:value="1062876168.82727" calcext:value-type="float">
            <text:p>1062876168.82727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224405.91818" calcext:value-type="float">
            <text:p>1281224405.91818</text:p>
          </table:table-cell>
          <table:table-cell office:value-type="float" office:value="24378.2818181818" calcext:value-type="float">
            <text:p>24378.2818181818</text:p>
          </table:table-cell>
          <table:table-cell office:value-type="float" office:value="376518871.372727" calcext:value-type="float">
            <text:p>376518871.372727</text:p>
          </table:table-cell>
          <table:table-cell office:value-type="float" office:value="186812621.190909" calcext:value-type="float">
            <text:p>186812621.190909</text:p>
          </table:table-cell>
          <table:table-cell office:value-type="float" office:value="1280954267.73636" calcext:value-type="float">
            <text:p>1280954267.73636</text:p>
          </table:table-cell>
          <table:table-cell office:value-type="float" office:value="308291112.827273" calcext:value-type="float">
            <text:p>308291112.827273</text:p>
          </table:table-cell>
          <table:table-cell office:value-type="float" office:value="47568938.2818182" calcext:value-type="float">
            <text:p>47568938.2818182</text:p>
          </table:table-cell>
          <table:table-cell office:value-type="float" office:value="33204237.1909091" calcext:value-type="float">
            <text:p>33204237.1909091</text:p>
          </table:table-cell>
          <table:table-cell office:value-type="float" office:value="599120643.009091" calcext:value-type="float">
            <text:p>599120643.00909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19355.73636" calcext:value-type="float">
            <text:p>1654019355.73636</text:p>
          </table:table-cell>
          <table:table-cell office:value-type="float" office:value="25293.1909090909" calcext:value-type="float">
            <text:p>25293.1909090909</text:p>
          </table:table-cell>
          <table:table-cell office:value-type="float" office:value="444127153.554545" calcext:value-type="float">
            <text:p>444127153.554545</text:p>
          </table:table-cell>
          <table:table-cell office:value-type="float" office:value="266451235.009091" calcext:value-type="float">
            <text:p>266451235.009091</text:p>
          </table:table-cell>
          <table:table-cell office:value-type="float" office:value="1653739150.64545" calcext:value-type="float">
            <text:p>1653739150.64545</text:p>
          </table:table-cell>
          <table:table-cell office:value-type="float" office:value="404875400.827273" calcext:value-type="float">
            <text:p>404875400.827273</text:p>
          </table:table-cell>
          <table:table-cell office:value-type="float" office:value="62864469.9181818" calcext:value-type="float">
            <text:p>62864469.9181818</text:p>
          </table:table-cell>
          <table:table-cell office:value-type="float" office:value="43676228.4636364" calcext:value-type="float">
            <text:p>43676228.4636364</text:p>
          </table:table-cell>
          <table:table-cell office:value-type="float" office:value="790136548.463636" calcext:value-type="float">
            <text:p>790136548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0979035045278" calcext:value-type="float">
            <text:p>0.690979035045278</text:p>
          </table:table-cell>
          <table:table-cell office:value-type="string" calcext:value-type="string">
            <text:p>NC</text:p>
          </table:table-cell>
          <table:table-cell office:value-type="float" office:value="0.651224333372981" calcext:value-type="float">
            <text:p>0.651224333372981</text:p>
          </table:table-cell>
          <table:table-cell office:value-type="float" office:value="0.648485038103571" calcext:value-type="float">
            <text:p>0.648485038103571</text:p>
          </table:table-cell>
          <table:table-cell office:value-type="float" office:value="0.696475014630432" calcext:value-type="float">
            <text:p>0.696475014630432</text:p>
          </table:table-cell>
          <table:table-cell office:value-type="float" office:value="0.743509181774444" calcext:value-type="float">
            <text:p>0.743509181774444</text:p>
          </table:table-cell>
          <table:table-cell office:value-type="float" office:value="0.746977047263533" calcext:value-type="float">
            <text:p>0.746977047263533</text:p>
          </table:table-cell>
          <table:table-cell office:value-type="float" office:value="0.696943242972615" calcext:value-type="float">
            <text:p>0.696943242972615</text:p>
          </table:table-cell>
          <table:table-cell office:value-type="float" office:value="0.741441231443715" calcext:value-type="float">
            <text:p>0.741441231443715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738739462972" calcext:value-type="float">
            <text:p>0.66738739462972</text:p>
          </table:table-cell>
          <table:table-cell office:value-type="string" calcext:value-type="string">
            <text:p>NC</text:p>
          </table:table-cell>
          <table:table-cell office:value-type="float" office:value="0.657926377516293" calcext:value-type="float">
            <text:p>0.657926377516293</text:p>
          </table:table-cell>
          <table:table-cell office:value-type="float" office:value="0.656098051020657" calcext:value-type="float">
            <text:p>0.656098051020657</text:p>
          </table:table-cell>
          <table:table-cell office:value-type="float" office:value="0.701376582836818" calcext:value-type="float">
            <text:p>0.701376582836818</text:p>
          </table:table-cell>
          <table:table-cell office:value-type="float" office:value="0.746087561696325" calcext:value-type="float">
            <text:p>0.746087561696325</text:p>
          </table:table-cell>
          <table:table-cell office:value-type="float" office:value="0.74959035704357" calcext:value-type="float">
            <text:p>0.74959035704357</text:p>
          </table:table-cell>
          <table:table-cell office:value-type="float" office:value="0.701223456419117" calcext:value-type="float">
            <text:p>0.701223456419117</text:p>
          </table:table-cell>
          <table:table-cell office:value-type="float" office:value="0.744141168667531" calcext:value-type="float">
            <text:p>0.744141168667531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4.021" calcext:value-type="float">
            <text:p>4.021</text:p>
          </table:table-cell>
          <table:table-cell office:value-type="float" office:value="9.352" calcext:value-type="float">
            <text:p>9.35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29" calcext:value-type="float">
            <text:p>3.229</text:p>
          </table:table-cell>
          <table:table-cell office:value-type="float" office:value="7.51" calcext:value-type="float">
            <text:p>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8.043" calcext:value-type="float">
            <text:p>8.043</text:p>
          </table:table-cell>
          <table:table-cell office:value-type="float" office:value="9.352" calcext:value-type="float">
            <text:p>9.35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458" calcext:value-type="float">
            <text:p>6.458</text:p>
          </table:table-cell>
          <table:table-cell office:value-type="float" office:value="7.51" calcext:value-type="float">
            <text:p>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60.855" calcext:value-type="float">
            <text:p>160.855</text:p>
          </table:table-cell>
          <table:table-cell office:value-type="float" office:value="187.041" calcext:value-type="float">
            <text:p>187.041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29.166" calcext:value-type="float">
            <text:p>129.166</text:p>
          </table:table-cell>
          <table:table-cell office:value-type="float" office:value="150.192" calcext:value-type="float">
            <text:p>150.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95.92" calcext:value-type="float">
            <text:p>95.92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71.164" calcext:value-type="float">
            <text:p>71.164</text:p>
          </table:table-cell>
          <table:table-cell table:number-columns-repeated="8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5:10:33.841650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11T15:37:59.423097004</dc:date>
    <meta:editing-duration>PT4H38M50S</meta:editing-duration>
    <meta:editing-cycles>12</meta:editing-cycles>
    <meta:generator>LibreOffice/6.4.7.2$Linux_X86_64 LibreOffice_project/40$Build-2</meta:generator>
    <meta:document-statistic meta:table-count="1" meta:cell-count="594" meta:object-count="0"/>
  </office:meta>
</office:document-meta>
</file>